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paragraph-properties fo:margin-top="0in" fo:margin-bottom="0.111in" loext:contextual-spacing="true"/>
    </style:style>
    <style:style style:name="P3" style:family="paragraph" style:parent-style-name="Standard">
      <style:text-properties fo:language="en" fo:country="US"/>
    </style:style>
    <style:style style:name="P4" style:family="paragraph" style:parent-style-name="Title" style:master-page-name="Standard">
      <style:paragraph-properties style:page-number="auto"/>
    </style:style>
    <style:style style:name="T1" style:family="text">
      <style:text-properties fo:language="en" fo:country="US"/>
    </style:style>
    <style:style style:name="T2" style:family="text">
      <style:text-properties fo:color="#c9211e" fo:language="en" fo:country="US"/>
    </style:style>
    <style:style style:name="T3" style:family="text">
      <style:text-properties fo:color="#c9211e" fo:language="en" fo:country="US"/>
    </style:style>
    <style:style style:name="T4" style:family="text">
      <style:text-properties fo:color="#ff0000" fo:language="en" fo:country="US"/>
    </style:style>
    <style:style style:name="T5" style:family="text">
      <style:text-properties fo:color="#ff0000" fo:language="en" fo:country="US" officeooo:rsid="0003b63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VIPS app testing </text:span></text:p>
      <text:p text:style-name="No_20_Spacing"><text:span text:style-name="T1">by Annette F.S. 30.06.2021</text:span></text:p>
      <text:p text:style-name="P3"/>
      <text:h text:style-name="Heading_20_1" text:outline-level="1"><text:span text:style-name="T1">VIPS Feltobservasjoner</text:span></text:h>
      <text:h text:style-name="Heading_20_2" text:outline-level="2"><text:span text:style-name="T1">Startsiden</text:span></text:h>
      <text:list xml:id="list17282622" text:style-name="WWNum1">
        <text:list-item>
          <text:p text:style-name="P1"><text:span text:style-name="T1">The oldest observation is on top of the page. I would prefer the last observation to be on top. </text:span><text:span text:style-name="T2">– Done</text:span></text:p>
        </text:list-item>
      </text:list>
      <text:h text:style-name="Heading_20_2" text:outline-level="2"><text:span text:style-name="T1">New observation</text:span></text:h>
      <text:list xml:id="list183757235923065" text:continue-numbering="true" text:style-name="WWNum1">
        <text:list-item>
          <text:p text:style-name="P1"><text:span text:style-name="T1">If location is not added before adding picture, number, text in observation Detail, you get a pop-up message: “!!ERROR!! Geo location can not be empty!!”. Which is good! But when closing this pop up message, hitting the “observation Map” link, adding the location on the map, and go back, all the details you had already added is lost, and you need to add it again. This might cause some frustration for the users. </text:span><text:span text:style-name="T2">– Done (Observation header and text retain)</text:span></text:p>
        </text:list-item>
      </text:list>
      <text:h text:style-name="Heading_20_2" text:outline-level="2"><text:span text:style-name="T1">Already registered observation</text:span></text:h>
      <text:list xml:id="list183755615739137" text:continue-numbering="true" text:style-name="WWNum1">
        <text:list-item>
          <text:p text:style-name="P1"><text:span text:style-name="T1">When clicking an already registered observation, the observation details shows. You may save or delete, but there is no button for “back”. When just checking the observation, there is no logic way to just go back to the observation list. Ok, you may just click the “save” button, but I’d prefer a “go back” button as well for those times you are not changing any information. </text:span><text:span text:style-name="T2">– Done</text:span></text:p>
        </text:list-item>
      </text:list>
      <text:h text:style-name="Heading_20_2" text:outline-level="2"><text:span text:style-name="T1">Mine steder</text:span></text:h>
      <text:list xml:id="list183756935682353" text:continue-numbering="true" text:style-name="WWNum1">
        <text:list-item>
          <text:p text:style-name="P1"><text:span text:style-name="T1">I was searching a bit for the “add location” button. Since the “add observation” button was on top of the page, I assumed the “add location” button would be as well. Which it was not, but on the bottom of the page. When you know this, it’s not a problem. Anyhow I’d prefer consistency regarding placement of those buttons. </text:span><text:span text:style-name="T4">– </text:span><text:span text:style-name="T5">Done</text:span></text:p>
        </text:list-item>
      </text:list>
      <text:h text:style-name="Heading_20_2" text:outline-level="2"><text:span text:style-name="T1">Sync with VIPS Logic Server</text:span></text:h>
      <text:list xml:id="list183756679010756" text:continue-numbering="true" text:style-name="WWNum1">
        <text:list-item>
          <text:p text:style-name="P2"><text:span text:style-name="T1">Observation added with the VIPS app get status “Venter” (= Waiting) in VIPS Logic. Which means an administrator needs to manually approve the observation. I.e. Use VIPS Logic (on computer), find the observation, hit “edit”, change status to Approved and then save. This we don’t want, because it will generate too much extra work. The observations should get status “Godkjent” (= approved) ( at least when inserted by users connected to NLR/NIBIO, but I’m not sure there’s an option any longer to separate users in VIPS based on thi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b" fo:country="NO"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nb" fo:country="NO"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nb" fo:country="NO"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Default_20_Paragraph_20_Font" style:display-name="Default Paragraph Font" style:family="text"/>
    <style:style style:name="Tittel_20_Tegn" style:display-name="Tittel Tegn"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Overskrift_20_2_20_Tegn" style:display-name="Overskrift 2 Tegn"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Overskrift_20_1_20_Tegn" style:display-name="Overskrift 1 Tegn"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Overskrift_20_3_20_Tegn" style:display-name="Overskrift 3 Tegn"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362in" fo:margin-left="0.3937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30T12:47:00</meta:creation-date>
    <meta:initial-creator>Annette Folkedal Schjøll</meta:initial-creator>
    <dc:language>en-CA</dc:language>
    <dc:date>2021-07-30T18:37:55.434005580</dc:date>
    <meta:editing-cycles>44</meta:editing-cycles>
    <meta:editing-duration>PT4H50M9S</meta:editing-duration>
    <meta:generator>LibreOffice/6.4.7.2$Linux_X86_64 LibreOffice_project/40$Build-2</meta:generator>
    <meta:document-statistic meta:table-count="0" meta:image-count="0" meta:object-count="0" meta:page-count="1" meta:paragraph-count="13" meta:word-count="342" meta:character-count="1969" meta:non-whitespace-character-count="16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